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style:font-weight-complex="bold" fo:font-size="16pt" style:font-size-asian="16pt" style:font-size-complex="16pt"/>
    </style:style>
    <style:style style:name="P2" style:parent-style-name="Normal" style:family="paragraph">
      <style:paragraph-properties fo:text-align="center" fo:margin-bottom="0in"/>
      <style:text-properties fo:font-weight="bold" style:font-weight-asian="bold" style:font-weight-complex="bold" fo:font-size="16pt" style:font-size-asian="16pt" style:font-size-complex="16pt"/>
    </style:style>
    <style:style style:name="P3" style:parent-style-name="Normal" style:family="paragraph">
      <style:paragraph-properties fo:text-align="justify" fo:margin-bottom="0in" fo:line-height="100%"/>
    </style:style>
    <style:style style:name="P4" style:parent-style-name="Normal" style:family="paragraph">
      <style:paragraph-properties fo:text-align="justify" fo:margin-bottom="0in" fo:line-height="100%"/>
    </style:style>
    <style:style style:name="P5" style:parent-style-name="Normal" style:family="paragraph">
      <style:paragraph-properties fo:text-align="justify" fo:margin-bottom="0in" fo:line-height="100%"/>
    </style:style>
    <style:style style:name="P6" style:parent-style-name="Normal" style:family="paragraph">
      <style:paragraph-properties fo:text-align="justify" fo:margin-bottom="0in" fo:line-height="100%"/>
    </style:style>
    <style:style style:name="P7" style:parent-style-name="Normal" style:family="paragraph">
      <style:paragraph-properties fo:text-align="justify" fo:margin-bottom="0in" fo:line-height="100%"/>
    </style:style>
    <style:style style:name="P8" style:parent-style-name="Normal" style:family="paragraph">
      <style:paragraph-properties fo:text-align="justify" fo:margin-bottom="0in" fo:line-height="100%"/>
    </style:style>
    <style:style style:name="P9" style:parent-style-name="Normal" style:family="paragraph">
      <style:paragraph-properties fo:text-align="justify" fo:margin-bottom="0in" fo:line-height="100%"/>
    </style:style>
    <style:style style:name="P10" style:parent-style-name="Normal" style:family="paragraph">
      <style:paragraph-properties fo:text-align="justify" fo:margin-bottom="0in" fo:line-height="100%"/>
    </style:style>
    <style:style style:name="P11" style:parent-style-name="Normal" style:family="paragraph">
      <style:paragraph-properties fo:text-align="justify" fo:margin-bottom="0in" fo:line-height="100%"/>
    </style:style>
    <style:style style:name="P12" style:parent-style-name="Paragraphedeliste" style:list-style-name="LFO1" style:family="paragraph">
      <style:paragraph-properties fo:text-align="justify" fo:margin-bottom="0in" fo:line-height="100%"/>
    </style:style>
    <style:style style:name="P13" style:parent-style-name="Paragraphedeliste" style:list-style-name="LFO1" style:family="paragraph">
      <style:paragraph-properties fo:text-align="justify" fo:margin-bottom="0in" fo:line-height="100%"/>
    </style:style>
    <style:style style:name="P14" style:parent-style-name="Paragraphedeliste" style:list-style-name="LFO1" style:family="paragraph">
      <style:paragraph-properties fo:text-align="justify" fo:margin-bottom="0in" fo:line-height="100%"/>
    </style:style>
    <style:style style:name="P15" style:parent-style-name="Normal" style:family="paragraph">
      <style:paragraph-properties fo:text-align="justify" fo:margin-bottom="0in" fo:line-height="100%"/>
    </style:style>
    <style:style style:name="P16" style:parent-style-name="Normal" style:family="paragraph">
      <style:paragraph-properties fo:text-align="justify" fo:margin-bottom="0in" fo:line-height="100%"/>
    </style:style>
    <style:style style:name="T17" style:parent-style-name="Policepardéfaut" style:family="text">
      <style:text-properties fo:font-weight="bold" style:font-weight-asian="bold" style:font-weight-complex="bold"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P20" style:parent-style-name="Normal" style:family="paragraph">
      <style:paragraph-properties fo:text-align="justify" fo:margin-bottom="0in" fo:line-height="100%"/>
    </style:style>
    <style:style style:name="P21" style:parent-style-name="Normal" style:family="paragraph">
      <style:paragraph-properties fo:text-align="justify" fo:margin-bottom="0in" fo:line-height="100%"/>
    </style:style>
    <style:style style:name="P22" style:parent-style-name="Normal" style:family="paragraph">
      <style:paragraph-properties fo:text-align="justify" fo:margin-bottom="0in" fo:line-height="100%"/>
    </style:style>
    <style:style style:name="P23" style:parent-style-name="Normal" style:family="paragraph">
      <style:paragraph-properties fo:text-align="justify" fo:margin-bottom="0in" fo:line-height="100%"/>
    </style:style>
    <style:style style:name="P24" style:parent-style-name="Normal" style:family="paragraph">
      <style:paragraph-properties fo:text-align="justify" fo:margin-bottom="0in" fo:line-height="100%"/>
    </style:style>
    <style:style style:name="P25" style:parent-style-name="Normal" style:family="paragraph">
      <style:paragraph-properties fo:text-align="justify" fo:margin-bottom="0in" fo:line-height="100%"/>
    </style:style>
    <style:style style:name="P26" style:parent-style-name="Normal" style:family="paragraph">
      <style:paragraph-properties fo:text-align="justify" fo:margin-bottom="0in" fo:line-height="100%"/>
    </style:style>
    <style:style style:name="P27" style:parent-style-name="Normal" style:family="paragraph">
      <style:paragraph-properties fo:text-align="justify" fo:margin-bottom="0in" fo:line-height="100%"/>
    </style:style>
    <style:style style:name="P28" style:parent-style-name="Normal" style:family="paragraph">
      <style:paragraph-properties fo:text-align="justify" fo:margin-bottom="0in" fo:line-height="100%"/>
    </style:style>
    <style:style style:name="P29" style:parent-style-name="Normal" style:family="paragraph">
      <style:paragraph-properties fo:text-align="justify" fo:margin-bottom="0in" fo:line-height="100%"/>
    </style:style>
    <style:style style:name="T30" style:parent-style-name="Policepardéfaut" style:family="text">
      <style:text-properties fo:font-weight="bold" style:font-weight-asian="bold" style:font-weight-complex="bold"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P32" style:parent-style-name="Normal" style:family="paragraph">
      <style:paragraph-properties fo:text-align="justify" fo:margin-bottom="0in" fo:line-height="100%"/>
    </style:style>
    <style:style style:name="P33" style:parent-style-name="Normal" style:family="paragraph">
      <style:paragraph-properties fo:text-align="justify" fo:margin-bottom="0in" fo:line-height="100%"/>
    </style:style>
    <style:style style:name="T34" style:parent-style-name="Policepardéfaut" style:family="text">
      <style:text-properties fo:font-style="italic" style:font-style-asian="italic" style:font-style-complex="italic"/>
    </style:style>
    <style:style style:name="P35" style:parent-style-name="Normal" style:family="paragraph">
      <style:paragraph-properties fo:text-align="justify" fo:margin-bottom="0in" fo:line-height="100%"/>
    </style:style>
    <style:style style:name="P36" style:parent-style-name="Normal" style:family="paragraph">
      <style:paragraph-properties fo:text-align="justify" fo:margin-bottom="0in" fo:line-height="100%"/>
    </style:style>
    <style:style style:name="P37" style:parent-style-name="Normal" style:family="paragraph">
      <style:paragraph-properties fo:text-align="justify" fo:margin-bottom="0in" fo:line-height="100%"/>
    </style:style>
    <style:style style:name="P38" style:parent-style-name="Normal" style:family="paragraph">
      <style:paragraph-properties fo:text-align="justify" fo:margin-bottom="0in" fo:line-height="100%"/>
    </style:style>
    <style:style style:name="P39" style:parent-style-name="Normal" style:family="paragraph">
      <style:paragraph-properties fo:text-align="justify" fo:margin-bottom="0in" fo:line-height="100%"/>
    </style:style>
    <style:style style:name="P40" style:parent-style-name="Normal" style:family="paragraph">
      <style:paragraph-properties fo:text-align="justify" fo:margin-bottom="0in" fo:line-height="100%"/>
    </style:style>
    <style:style style:name="P41" style:parent-style-name="Normal" style:family="paragraph">
      <style:paragraph-properties fo:text-align="justify" fo:margin-bottom="0in" fo:line-height="100%"/>
    </style:style>
    <style:style style:name="P42" style:parent-style-name="Normal" style:family="paragraph">
      <style:paragraph-properties fo:text-align="justify" fo:margin-bottom="0in" fo:line-height="100%"/>
    </style:style>
  </office:automatic-styles>
  <office:body>
    <office:text text:use-soft-page-breaks="true">
      <text:p text:style-name="P1">Compte rendu</text:p>
      <text:p text:style-name="P2">premier rendez-vous avec le client</text:p>
      <text:p text:style-name="P3"/>
      <text:p text:style-name="P4">Le client est un plombier/électricien qui réalise différentes tâches dans son métier comme l’ajout d’un radiation, l’entretien de chaudière, l’aménagement de cuisine…</text:p>
      <text:p text:style-name="P5"/>
      <text:p text:style-name="P6">Il souhaite un<text:s/>application pour l’aider à ne rien oublier lorsqu’il doit rédiger son devis pour une demande. En fonction de la demande, il ne doit oublier aucun détails. En effet, ses clients se concentrent sur les résultats qu’ils souhaitent mais pas à sur les fournitures ou s’il est possible de traverser le mur par exemple.</text:p>
      <text:p text:style-name="P7"/>
      <text:p text:style-name="P8">Cette application doit être simple, intuitive et fonctionnelle.</text:p>
      <text:p text:style-name="P9"/>
      <text:p text:style-name="P10">Il y aura différents scénarios (environ 10) fournis par le client avec les questions de contrôle qu’il doit se poser qu’il fournira également. Il faudrait donc une liste de questions types pour chaque client.</text:p>
      <text:p text:style-name="P11">Les caractéristiques pourront ressembler par exemple à :</text:p>
      <text:list text:style-name="LFO1" text:continue-numbering="true">
        <text:list-item>
          <text:p text:style-name="P12">Quantité</text:p>
        </text:list-item>
        <text:list-item>
          <text:p text:style-name="P13">Libellé, diamètre</text:p>
        </text:list-item>
        <text:list-item>
          <text:p text:style-name="P14">Point de fixation</text:p>
        </text:list-item>
      </text:list>
      <text:p text:style-name="P15"/>
      <text:p text:style-name="P16"><text:span text:style-name="T17">Exemple </text:span><text:span text:style-name="T18">: Installation radiateur -&gt; choisir ce scénario sur la<text:s/></text:span><text:span text:style-name="T19">tablette -&gt; questions correspondantes apparaissent. (ex :distance chaudière)</text:span></text:p>
      <text:p text:style-name="P20"/>
      <text:p text:style-name="P21">Monsieur Hourdier doit pouvoir tout préméditer sur chaque tâche.</text:p>
      <text:p text:style-name="P22"/>
      <text:p text:style-name="P23">Ensuite, le but sera de prendre des notes sur une tablette pendant son premier rendez-vous avec son client puis<text:s/>de la synchroniser sur un ordinateur. A partir de là, il faudrait que le contenu du devis soit lister et que<text:s/>monsieur<text:s/>Hourdier puisse modifier son contenu.</text:p>
      <text:p text:style-name="P24"/>
      <text:p text:style-name="P25">Sur le site web le client pourra ajouter<text:s/>des scénarios<text:s/>supplémentaires selon ses besoins.<text:s/></text:p>
      <text:p text:style-name="P26"/>
      <text:p text:style-name="P27">En rentrant les données sur la tablette le<text:s/>client souhaite qu’un prix moyen soit calculer pour avoir un ordre d’idée.</text:p>
      <text:p text:style-name="P28"/>
      <text:p text:style-name="P29"><text:span text:style-name="T30">Exemple </text:span><text:span text:style-name="T31">: <text:s/>12m de tuyau <text:s/>-&gt; tant de fixation <text:s/>-&gt; <text:s/>prix</text:span></text:p>
      <text:p text:style-name="P32"/>
      <text:p text:style-name="P33">Il faudra donc au préalable entrer des prix pour chaque fourniture, donnée.<text:s/><text:span text:style-name="T34">(ex : prix pour un mètre linéaire).</text:span></text:p>
      <text:p text:style-name="P35"/>
      <text:p text:style-name="P36">Monsieur Hourdier devra aussi pouvoir enregistrer sur la tablette, les données de son client comme son nom, prénom, adresse, téléphone et date de passage.</text:p>
      <text:p text:style-name="P37"/>
      <text:p text:style-name="P38">Le client ne souhaite pas d’identifiant de connexion sur sa tablette car il travaille seul donc il n’y a pas de<text:s/>risque.</text:p>
      <text:p text:style-name="P39"/>
      <text:p text:style-name="P40">Il faudra faire une suppression des devis non aboutis au bout d’un certain nombre de temps et stocker les autres devis.</text:p>
      <text:p text:style-name="P41"/>
      <text:p text:style-name="P42">La tablette sera sous Androi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dc:creator>lucy</dc:creator>
    <meta:creation-date>2020-10-15T21:05:00Z</meta:creation-date>
    <dc:date>2020-10-16T15:59:00Z</dc:date>
    <meta:template xlink:href="Normal.dotm" xlink:type="simple"/>
    <meta:editing-cycles>6</meta:editing-cycles>
    <meta:editing-duration>PT540S</meta:editing-duration>
    <meta:document-statistic meta:page-count="1" meta:paragraph-count="4" meta:word-count="339" meta:character-count="2204" meta:row-count="15" meta:non-whitespace-character-count="1869"/>
  </office:meta>
</office:document-meta>
</file>